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2.55cm" fo:min-width="2.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214cm" fo:min-width="3.645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4.834cm" fo:min-width="3.7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4.55cm" fo:min-width="4.691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5.25cm" fo:min-width="3.3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121cm"/>
    </style:style>
    <style:style style:name="gr7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top" draw:auto-grow-height="false" fo:min-height="2.45cm" fo:min-width="2.1cm"/>
    </style:style>
    <style:style style:name="gr8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top" draw:auto-grow-height="false" fo:min-height="2.45cm" fo:min-width="2.111cm"/>
    </style:style>
    <style:style style:name="gr9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top" draw:auto-grow-height="false" fo:min-height="2.35cm" fo:min-width="2.311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2.05cm" fo:min-width="2.4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fill-color="#000000" draw:textarea-vertical-align="middle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2.8cm" svg:x="1.2cm" svg:y="5.2cm">
          <text:p text:style-name="P1"><text:span text:style-name="T1">UserProfile</text:span></text:p>
          <text:p text:style-name="P1"><text:span text:style-name="T2"># id</text:span></text:p>
          <text:p text:style-name="P1"><text:span text:style-name="T2">activation_key</text:span></text:p>
          <text:p text:style-name="P1"><text:span text:style-name="T2">key_expires</text:span></text:p>
          <text:p text:style-name="P1"><text:span text:style-name="T2">user_id</text:span></text:p>
          <text:p text:style-name="P1"><text:span text:style-name="T2">used_key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45cm" svg:height="2.464cm" svg:x="6.059cm" svg:y="1.228cm">
          <text:p text:style-name="P1"><text:span text:style-name="T1">UserPassCha</text:span><text:span text:style-name="T1">nge</text:span></text:p>
          <text:p text:style-name="P1"><text:span text:style-name="T2"># id</text:span></text:p>
          <text:p text:style-name="P1"><text:span text:style-name="T2">pass_key</text:span></text:p>
          <text:p text:style-name="P1"><text:span text:style-name="T2">key_expires</text:span></text:p>
          <text:p text:style-name="P1"><text:span text:style-name="T2">user_i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2cm" svg:height="5.084cm" svg:x="6.1cm" svg:y="4.5cm">
          <text:p text:style-name="P1"><text:span text:style-name="T1">auth</text:span><text:span text:style-name="T1">_use</text:span><text:span text:style-name="T1">r</text:span></text:p>
          <text:p text:style-name="P1"><text:span text:style-name="T2"># id</text:span></text:p>
          <text:p text:style-name="P1"><text:span text:style-name="T2">pass</text:span><text:span text:style-name="T2">word</text:span></text:p>
          <text:p text:style-name="P1"><text:span text:style-name="T2">last_</text:span><text:span text:style-name="T2">login</text:span></text:p>
          <text:p text:style-name="P1"><text:span text:style-name="T2">is_s</text:span><text:span text:style-name="T2">uper</text:span><text:span text:style-name="T2">user</text:span></text:p>
          <text:p text:style-name="P1"><text:span text:style-name="T2">user</text:span><text:span text:style-name="T2">nam</text:span><text:span text:style-name="T2">e</text:span></text:p>
          <text:p text:style-name="P1"><text:span text:style-name="T2">first_</text:span><text:span text:style-name="T2">nam</text:span><text:span text:style-name="T2">e</text:span></text:p>
          <text:p text:style-name="P1"><text:span text:style-name="T2">last_</text:span><text:span text:style-name="T2">nam</text:span><text:span text:style-name="T2">e</text:span></text:p>
          <text:p text:style-name="P1"><text:span text:style-name="T2">emai</text:span><text:span text:style-name="T2">l</text:span></text:p>
          <text:p text:style-name="P1"><text:span text:style-name="T2">is_st</text:span><text:span text:style-name="T2">aff</text:span></text:p>
          <text:p text:style-name="P1"><text:span text:style-name="T2">is_a</text:span><text:span text:style-name="T2">ctive</text:span></text:p>
          <text:p text:style-name="P1"><text:span text:style-name="T2">date</text:span><text:span text:style-name="T2">_join</text:span><text:span text:style-name="T2">e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191cm" svg:height="4.8cm" svg:x="6.809cm" svg:y="10.7cm">
          <text:p text:style-name="P1"><text:span text:style-name="T1">N</text:span><text:span text:style-name="T1">e</text:span><text:span text:style-name="T1">w</text:span><text:span text:style-name="T1">s</text:span></text:p>
          <text:p text:style-name="P1"><text:span text:style-name="T2"># </text:span><text:span text:style-name="T2">i</text:span><text:span text:style-name="T2">d</text:span></text:p>
          <text:p text:style-name="P3"><text:span text:style-name="T2">a</text:span><text:span text:style-name="T2">rt</text:span><text:span text:style-name="T2">i</text:span><text:span text:style-name="T2">c</text:span><text:span text:style-name="T2">l</text:span><text:span text:style-name="T2">e</text:span><text:span text:style-name="T2">_</text:span><text:span text:style-name="T2">ti</text:span><text:span text:style-name="T2">tl</text:span><text:span text:style-name="T2">e</text:span></text:p>
          <text:p text:style-name="P3"><text:span text:style-name="T2">a</text:span><text:span text:style-name="T2">rt</text:span><text:span text:style-name="T2">i</text:span><text:span text:style-name="T2">c</text:span><text:span text:style-name="T2">l</text:span><text:span text:style-name="T2">e</text:span><text:span text:style-name="T2">_</text:span><text:span text:style-name="T2">t</text:span><text:span text:style-name="T2">e</text:span><text:span text:style-name="T2">x</text:span><text:span text:style-name="T2">t</text:span></text:p>
          <text:p text:style-name="P3"><text:span text:style-name="T2">a</text:span><text:span text:style-name="T2">rt</text:span><text:span text:style-name="T2">i</text:span><text:span text:style-name="T2">c</text:span><text:span text:style-name="T2">l</text:span><text:span text:style-name="T2">e</text:span><text:span text:style-name="T2">_</text:span><text:span text:style-name="T2">d</text:span><text:span text:style-name="T2">e</text:span><text:span text:style-name="T2">s</text:span><text:span text:style-name="T2">c</text:span><text:span text:style-name="T2">ri</text:span><text:span text:style-name="T2">p</text:span><text:span text:style-name="T2">ti</text:span><text:span text:style-name="T2">o</text:span><text:span text:style-name="T2">n</text:span></text:p>
          <text:p text:style-name="P3"><text:span text:style-name="T2">a</text:span><text:span text:style-name="T2">rt</text:span><text:span text:style-name="T2">i</text:span><text:span text:style-name="T2">c</text:span><text:span text:style-name="T2">l</text:span><text:span text:style-name="T2">e</text:span><text:span text:style-name="T2">_</text:span><text:span text:style-name="T2">u</text:span><text:span text:style-name="T2">rl</text:span></text:p>
          <text:p text:style-name="P3"><text:span text:style-name="T2">a</text:span><text:span text:style-name="T2">rt</text:span><text:span text:style-name="T2">i</text:span><text:span text:style-name="T2">c</text:span><text:span text:style-name="T2">l</text:span><text:span text:style-name="T2">e</text:span><text:span text:style-name="T2">_</text:span><text:span text:style-name="T2">d</text:span><text:span text:style-name="T2">a</text:span><text:span text:style-name="T2">t</text:span><text:span text:style-name="T2">e</text:span></text:p>
          <text:p text:style-name="P3"><text:span text:style-name="T2">a</text:span><text:span text:style-name="T2">rt</text:span><text:span text:style-name="T2">i</text:span><text:span text:style-name="T2">c</text:span><text:span text:style-name="T2">l</text:span><text:span text:style-name="T2">e</text:span><text:span text:style-name="T2">_</text:span><text:span text:style-name="T2">i</text:span><text:span text:style-name="T2">m</text:span><text:span text:style-name="T2">g</text:span><text:span text:style-name="T2">_</text:span><text:span text:style-name="T2">h</text:span><text:span text:style-name="T2">r</text:span><text:span text:style-name="T2">e</text:span><text:span text:style-name="T2">f</text:span></text:p>
          <text:p text:style-name="P3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_</text:span><text:span text:style-name="T2">d</text:span><text:span text:style-name="T2">a</text:span><text:span text:style-name="T2">t</text:span><text:span text:style-name="T2">e</text:span></text:p>
          <text:p text:style-name="P3"><text:span text:style-name="T2">v</text:span><text:span text:style-name="T2">o</text:span><text:span text:style-name="T2">t</text:span><text:span text:style-name="T2">e</text:span><text:span text:style-name="T2">_</text:span><text:span text:style-name="T2">d</text:span><text:span text:style-name="T2">o</text:span><text:span text:style-name="T2">w</text:span><text:span text:style-name="T2">n</text:span></text:p>
          <text:p text:style-name="P1"><text:span text:style-name="T2">v</text:span><text:span text:style-name="T2">o</text:span><text:span text:style-name="T2">t</text:span><text:span text:style-name="T2">e</text:span><text:span text:style-name="T2">_</text:span><text:span text:style-name="T2">u</text:span><text:span text:style-name="T2">p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3.878cm" svg:height="5.5cm" svg:x="15.2cm" svg:y="4.3cm">
          <text:p text:style-name="P1"><text:span text:style-name="T1">B</text:span><text:span text:style-name="T1">l</text:span><text:span text:style-name="T1">o</text:span><text:span text:style-name="T1">g</text:span><text:span text:style-name="T1">A</text:span><text:span text:style-name="T1">r</text:span><text:span text:style-name="T1">ti</text:span><text:span text:style-name="T1">c</text:span><text:span text:style-name="T1">l</text:span><text:span text:style-name="T1">e</text:span><text:span text:style-name="T1">s</text:span></text:p>
          <text:p text:style-name="P1"><text:span text:style-name="T2"># </text:span><text:span text:style-name="T2">i</text:span><text:span text:style-name="T2">d</text:span></text:p>
          <text:p text:style-name="P1"><text:span text:style-name="T2">b</text:span><text:span text:style-name="T2">l</text:span><text:span text:style-name="T2">o</text:span><text:span text:style-name="T2">g</text:span><text:span text:style-name="T2">_</text:span><text:span text:style-name="T2">ti</text:span><text:span text:style-name="T2">tl</text:span><text:span text:style-name="T2">e</text:span></text:p>
          <text:p text:style-name="P1"><text:span text:style-name="T2">b</text:span><text:span text:style-name="T2">l</text:span><text:span text:style-name="T2">o</text:span><text:span text:style-name="T2">g</text:span><text:span text:style-name="T2">_</text:span><text:span text:style-name="T2">d</text:span><text:span text:style-name="T2">e</text:span><text:span text:style-name="T2">s</text:span><text:span text:style-name="T2">c</text:span><text:span text:style-name="T2">ri</text:span><text:span text:style-name="T2">p</text:span><text:span text:style-name="T2">ti</text:span><text:span text:style-name="T2">o</text:span><text:span text:style-name="T2">n</text:span></text:p>
          <text:p text:style-name="P1"><text:span text:style-name="T2">b</text:span><text:span text:style-name="T2">l</text:span><text:span text:style-name="T2">o</text:span><text:span text:style-name="T2">g</text:span><text:span text:style-name="T2">_</text:span><text:span text:style-name="T2">t</text:span><text:span text:style-name="T2">e</text:span><text:span text:style-name="T2">x</text:span><text:span text:style-name="T2">t</text:span></text:p>
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_</text:span><text:span text:style-name="T2">d</text:span><text:span text:style-name="T2">a</text:span><text:span text:style-name="T2">t</text:span><text:span text:style-name="T2">e</text:span></text:p>
          <text:p text:style-name="P1"><text:span text:style-name="T2">b</text:span><text:span text:style-name="T2">l</text:span><text:span text:style-name="T2">o</text:span><text:span text:style-name="T2">g</text:span><text:span text:style-name="T2">_</text:span><text:span text:style-name="T2">i</text:span><text:span text:style-name="T2">m</text:span><text:span text:style-name="T2">a</text:span><text:span text:style-name="T2">g</text:span><text:span text:style-name="T2">e</text:span></text:p>
          <text:p text:style-name="P1"><text:span text:style-name="T2">v</text:span><text:span text:style-name="T2">o</text:span><text:span text:style-name="T2">t</text:span><text:span text:style-name="T2">e</text:span><text:span text:style-name="T2">_</text:span><text:span text:style-name="T2">d</text:span><text:span text:style-name="T2">o</text:span><text:span text:style-name="T2">w</text:span><text:span text:style-name="T2">n</text:span></text:p>
          <text:p text:style-name="P1"><text:span text:style-name="T2">v</text:span><text:span text:style-name="T2">o</text:span><text:span text:style-name="T2">t</text:span><text:span text:style-name="T2">e</text:span><text:span text:style-name="T2">_</text:span><text:span text:style-name="T2">u</text:span><text:span text:style-name="T2">p</text:span></text:p>
          <text:p text:style-name="P1"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_</text:span><text:span text:style-name="T2">fi</text:span><text:span text:style-name="T2">e</text:span><text:span text:style-name="T2">l</text:span><text:span text:style-name="T2">d</text:span></text:p>
          <text:p text:style-name="P1"><text:span text:style-name="T2">w</text:span><text:span text:style-name="T2">i</text:span><text:span text:style-name="T2">d</text:span><text:span text:style-name="T2">t</text:span><text:span text:style-name="T2">h</text:span><text:span text:style-name="T2">_</text:span><text:span text:style-name="T2">fi</text:span><text:span text:style-name="T2">e</text:span><text:span text:style-name="T2">l</text:span><text:span text:style-name="T2">d</text:span></text:p>
          <text:p text:style-name="P1"><text:span text:style-name="T2">a</text:span><text:span text:style-name="T2">u</text:span><text:span text:style-name="T2">t</text:span><text:span text:style-name="T2">h</text:span><text:span text:style-name="T2">o</text:span><text:span text:style-name="T2">r</text:span><text:span text:style-name="T2">_</text:span><text:span text:style-name="T2">i</text:span><text:span text:style-name="T2">d</text:span></text:p>
          <text:p text:style-name="P1"><text:span text:style-name="T2">v</text:span><text:span text:style-name="T2">i</text:span><text:span text:style-name="T2">s</text:span><text:span text:style-name="T2">i</text:span><text:span text:style-name="T2">b</text:span><text:span text:style-name="T2">l</text:span><text:span text:style-name="T2">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621cm" svg:height="1cm" svg:x="7.8cm" svg:y="10.9cm">
          <draw:text-box>
            <text:p><text:span text:style-name="T2"><text:s/></text:span></text:p>
          </draw:text-box>
        </draw:frame>
        <draw:custom-shape draw:style-name="gr7" draw:text-style-name="P2" xml:id="id2" draw:id="id2" draw:layer="layout" svg:width="2.6cm" svg:height="2.7cm" svg:x="2.6cm" svg:y="11cm">
          <text:p text:style-name="P1"><text:span text:style-name="T1">UserNew</text:span><text:span text:style-name="T1">s</text:span></text:p>
          <text:p text:style-name="P1"><text:span text:style-name="T2"># id</text:span></text:p>
          <text:p text:style-name="P1"><text:span text:style-name="T2">vote</text:span></text:p>
          <text:p text:style-name="P1"><text:span text:style-name="T2">last_date</text:span></text:p>
          <text:p text:style-name="P1"><text:span text:style-name="T2">id_news_i</text:span><text:span text:style-name="T2">d</text:span></text:p>
          <text:p text:style-name="P1"><text:span text:style-name="T2">id_user_id</text:span></text:p>
          <text:p text:style-name="P1"><text:span text:style-name="T2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2.611cm" svg:height="2.7cm" svg:x="11.5cm" svg:y="5.7cm">
          <text:p text:style-name="P1"><text:span text:style-name="T1">U</text:span><text:span text:style-name="T1">s</text:span><text:span text:style-name="T1">e</text:span><text:span text:style-name="T1">r</text:span><text:span text:style-name="T1">B</text:span><text:span text:style-name="T1">l</text:span><text:span text:style-name="T1">o</text:span><text:span text:style-name="T1">g</text:span><text:span text:style-name="T1">s</text:span></text:p>
          <text:p text:style-name="P1"><text:span text:style-name="T2"># </text:span><text:span text:style-name="T2">i</text:span><text:span text:style-name="T2">d</text:span></text:p>
          <text:p text:style-name="P1"><text:span text:style-name="T2">v</text:span><text:span text:style-name="T2">o</text:span><text:span text:style-name="T2">t</text:span><text:span text:style-name="T2">e</text:span></text:p>
          <text:p text:style-name="P1"><text:span text:style-name="T2">l</text:span><text:span text:style-name="T2">a</text:span><text:span text:style-name="T2">s</text:span><text:span text:style-name="T2">t</text:span><text:span text:style-name="T2">_</text:span><text:span text:style-name="T2">d</text:span><text:span text:style-name="T2">a</text:span><text:span text:style-name="T2">t</text:span><text:span text:style-name="T2">e</text:span></text:p>
          <text:p text:style-name="P1"><text:span text:style-name="T2">i</text:span><text:span text:style-name="T2">d</text:span><text:span text:style-name="T2">_</text:span><text:span text:style-name="T2">b</text:span><text:span text:style-name="T2">l</text:span><text:span text:style-name="T2">o</text:span><text:span text:style-name="T2">g</text:span><text:span text:style-name="T2">_</text:span><text:span text:style-name="T2">i</text:span><text:span text:style-name="T2">d</text:span></text:p>
          <text:p text:style-name="P1"><text:span text:style-name="T2">i</text:span><text:span text:style-name="T2">d</text:span><text:span text:style-name="T2">_</text:span><text:span text:style-name="T2">u</text:span><text:span text:style-name="T2">s</text:span><text:span text:style-name="T2">e</text:span><text:span text:style-name="T2">r</text:span><text:span text:style-name="T2">_</text:span><text:span text:style-name="T2">i</text:span><text:span text:style-name="T2">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2" xml:id="id5" draw:id="id5" draw:layer="layout" svg:width="2.811cm" svg:height="2.6cm" svg:x="13.689cm" svg:y="11.8cm">
          <text:p text:style-name="P1"><text:span text:style-name="T1">N</text:span><text:span text:style-name="T1">e</text:span><text:span text:style-name="T1">w</text:span><text:span text:style-name="T1">s</text:span><text:span text:style-name="T1">T</text:span><text:span text:style-name="T1">a</text:span><text:span text:style-name="T1">g</text:span><text:span text:style-name="T1">s</text:span></text:p>
          <text:p text:style-name="P1"><text:span text:style-name="T2"># </text:span><text:span text:style-name="T2">i</text:span><text:span text:style-name="T2">d</text:span></text:p>
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_</text:span><text:span text:style-name="T2">d</text:span><text:span text:style-name="T2">a</text:span><text:span text:style-name="T2">t</text:span><text:span text:style-name="T2">e</text:span></text:p>
          <text:p text:style-name="P1"><text:span text:style-name="T2">i</text:span><text:span text:style-name="T2">d</text:span><text:span text:style-name="T2">_</text:span><text:span text:style-name="T2">n</text:span><text:span text:style-name="T2">e</text:span><text:span text:style-name="T2">w</text:span><text:span text:style-name="T2">s</text:span><text:span text:style-name="T2">_</text:span><text:span text:style-name="T2">i</text:span><text:span text:style-name="T2">d</text:span></text:p>
          <text:p text:style-name="P1"><text:span text:style-name="T2">i</text:span><text:span text:style-name="T2">d</text:span><text:span text:style-name="T2">_</text:span><text:span text:style-name="T2">t</text:span><text:span text:style-name="T2">a</text:span><text:span text:style-name="T2">g</text:span><text:span text:style-name="T2">s</text:span><text:span text:style-name="T2">_</text:span><text:span text:style-name="T2">i</text:span><text:span text:style-name="T2">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9cm" svg:height="2.3cm" svg:x="13.6cm" svg:y="15.6cm">
          <text:p text:style-name="P1"><text:span text:style-name="T1">T</text:span><text:span text:style-name="T1">a</text:span><text:span text:style-name="T1">g</text:span><text:span text:style-name="T1">s</text:span></text:p>
          <text:p text:style-name="P1"><text:span text:style-name="T2">#</text:span><text:span text:style-name="T2"> </text:span><text:span text:style-name="T2">i</text:span><text:span text:style-name="T2">d</text:span></text:p>
          <text:p text:style-name="P1"><text:span text:style-name="T2">t</text:span><text:span text:style-name="T2">a</text:span><text:span text:style-name="T2">g</text:span><text:span text:style-name="T2">_</text:span><text:span text:style-name="T2">n</text:span><text:span text:style-name="T2">a</text:span><text:span text:style-name="T2">m</text:span><text:span text:style-name="T2">e</text:span></text:p>
          <text:p text:style-name="P1"><text:span text:style-name="T2">t</text:span><text:span text:style-name="T2">a</text:span><text:span text:style-name="T2">g</text:span><text:span text:style-name="T2">_</text:span><text:span text:style-name="T2">s</text:span><text:span text:style-name="T2">c</text:span><text:span text:style-name="T2">o</text:span><text:span text:style-name="T2">r</text:span><text:span text:style-name="T2">e</text:span></text:p>
          <text:p text:style-name="P1"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_</text:span><text:span text:style-name="T2">d</text:span><text:span text:style-name="T2">a</text:span><text:span text:style-name="T2">t</text:span><text:span text:style-name="T2">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4.111cm" svg:y1="7.05cm" svg:x2="15.2cm" svg:y2="7.05cm" draw:start-shape="id1" draw:start-glue-point="1" svg:d="M14111 7050h1089" svg:viewBox="0 0 1090 1">
          <text:p/>
        </draw:connector>
        <draw:connector draw:style-name="gr11" draw:text-style-name="P5" draw:layer="layout" draw:line-skew="0.008cm" svg:x1="3.9cm" svg:y1="11cm" svg:x2="8.2cm" svg:y2="9.584cm" draw:start-shape="id2" draw:start-glue-point="0" draw:end-shape="id3" draw:end-glue-point="2" svg:d="M3900 11000v-700h4300v-716" svg:viewBox="0 0 4301 1417">
          <text:p/>
        </draw:connector>
        <draw:connector draw:style-name="gr11" draw:text-style-name="P5" draw:layer="layout" svg:x1="3.9cm" svg:y1="13.7cm" svg:x2="6.809cm" svg:y2="13.1cm" draw:start-shape="id2" draw:start-glue-point="2" draw:end-shape="id4" draw:end-glue-point="3" svg:d="M3900 13700v501h2104v-1101h805" svg:viewBox="0 0 2910 1102">
          <text:p/>
        </draw:connector>
        <draw:connector draw:style-name="gr11" draw:text-style-name="P5" draw:layer="layout" svg:x1="13.689cm" svg:y1="13.1cm" svg:x2="12cm" svg:y2="13.1cm" draw:start-shape="id5" draw:start-glue-point="3" draw:end-shape="id4" draw:end-glue-point="1" svg:d="M13689 13100h-1689" svg:viewBox="0 0 1690 1">
          <text:p/>
        </draw:connector>
        <draw:frame draw:style-name="gr12" draw:text-style-name="P6" draw:layer="layout" svg:width="0.925cm" svg:height="0.848cm" svg:x="3.4cm" svg:y="10.5cm">
          <draw:text-box>
            <text:p>X</text:p>
          </draw:text-box>
        </draw:frame>
        <draw:frame draw:style-name="gr12" draw:text-style-name="P6" draw:layer="layout" svg:width="0.925cm" svg:height="0.848cm" svg:x="7.7cm" svg:y="3.3cm">
          <draw:text-box>
            <text:p>X</text:p>
          </draw:text-box>
        </draw:frame>
        <draw:frame draw:style-name="gr12" draw:text-style-name="P6" draw:layer="layout" svg:width="0.925cm" svg:height="0.848cm" svg:x="13.675cm" svg:y="6.652cm">
          <draw:text-box>
            <text:p>X</text:p>
          </draw:text-box>
        </draw:frame>
        <draw:frame draw:style-name="gr12" draw:text-style-name="P6" draw:layer="layout" svg:width="0.925cm" svg:height="0.848cm" svg:x="11cm" svg:y="6.7cm">
          <draw:text-box>
            <text:p>X</text:p>
          </draw:text-box>
        </draw:frame>
        <draw:frame draw:style-name="gr12" draw:text-style-name="P6" draw:layer="layout" svg:width="0.925cm" svg:height="0.848cm" svg:x="4.1cm" svg:y="6.6cm">
          <draw:text-box>
            <text:p>X</text:p>
          </draw:text-box>
        </draw:frame>
        <draw:line draw:style-name="gr13" draw:text-style-name="P7" draw:layer="layout" svg:x1="8.2cm" svg:y1="4.5cm" svg:x2="8.2cm" svg:y2="3.7cm">
          <text:p/>
        </draw:line>
        <draw:line draw:style-name="gr13" draw:text-style-name="P7" draw:layer="layout" svg:x1="6.1cm" svg:y1="7cm" svg:x2="4.6cm" svg:y2="7cm">
          <text:p/>
        </draw:line>
        <draw:line draw:style-name="gr13" draw:text-style-name="P7" draw:layer="layout" svg:x1="15.1cm" svg:y1="14.4cm" svg:x2="15.1cm" svg:y2="15.6cm">
          <text:p/>
        </draw:line>
        <draw:line draw:style-name="gr13" draw:text-style-name="P7" draw:layer="layout" svg:x1="11.5cm" svg:y1="7.1cm" svg:x2="10.3cm" svg:y2="7.1cm">
          <text:p/>
        </draw:line>
        <draw:frame draw:style-name="gr12" draw:text-style-name="P6" draw:layer="layout" svg:width="0.925cm" svg:height="0.848cm" svg:x="3.4cm" svg:y="13.252cm">
          <draw:text-box>
            <text:p>X</text:p>
          </draw:text-box>
        </draw:frame>
        <draw:frame draw:style-name="gr12" draw:text-style-name="P6" draw:layer="layout" svg:width="0.925cm" svg:height="0.848cm" svg:x="13.2cm" svg:y="12.752cm">
          <draw:text-box>
            <text:p>X</text:p>
          </draw:text-box>
        </draw:frame>
        <draw:frame draw:style-name="gr12" draw:text-style-name="P6" draw:layer="layout" svg:width="0.925cm" svg:height="0.848cm" svg:x="14.675cm" svg:y="14cm">
          <draw:text-box>
            <text:p>X</text:p>
          </draw:text-box>
        </draw:frame>
        <draw:connector draw:style-name="gr14" draw:text-style-name="P8" draw:layer="layout" draw:line-skew="-0.001cm" svg:x1="17.139cm" svg:y1="9.8cm" svg:x2="8.2cm" svg:y2="9.584cm" draw:start-shape="id6" draw:start-glue-point="2" draw:end-shape="id3" draw:end-glue-point="2" svg:d="M17139 9800v500h-8939v-716" svg:viewBox="0 0 8940 717">
          <text:p/>
        </draw:connector>
        <draw:frame draw:style-name="gr12" draw:text-style-name="P6" draw:layer="layout" svg:width="0.925cm" svg:height="0.848cm" svg:x="16.675cm" svg:y="9.452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8:19:41.336000000</meta:creation-date>
    <dc:date>2018-05-12T18:01:43.389783203</dc:date>
    <meta:editing-duration>PT49M51S</meta:editing-duration>
    <meta:editing-cycles>21</meta:editing-cycles>
    <meta:generator>LibreOffice/6.0.3.2$Linux_X86_64 LibreOffice_project/00m0$Build-2</meta:generator>
    <meta:document-statistic meta:object-count="28"/>
  </office:meta>
</office:document-meta>
</file>